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KacstPoster" svg:font-family="KacstPoster"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2229in" table:align="left"/>
    </style:style>
    <style:style style:name="Table1.A" style:family="table-column">
      <style:table-column-properties style:column-width="0.85in"/>
    </style:style>
    <style:style style:name="Table1.B" style:family="table-column">
      <style:table-column-properties style:column-width="1.3757in"/>
    </style:style>
    <style:style style:name="Table1.C" style:family="table-column">
      <style:table-column-properties style:column-width="1.7313in"/>
    </style:style>
    <style:style style:name="Table1.D" style:family="table-column">
      <style:table-column-properties style:column-width="2.26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text-properties officeooo:rsid="00010579" officeooo:paragraph-rsid="00010579"/>
    </style:style>
    <style:style style:name="P2" style:family="paragraph" style:parent-style-name="Standard">
      <style:paragraph-properties fo:text-align="center" style:justify-single-word="false"/>
      <style:text-properties officeooo:rsid="00010579" officeooo:paragraph-rsid="00010579"/>
    </style:style>
    <style:style style:name="P3" style:family="paragraph" style:parent-style-name="Standard" style:list-style-name="">
      <style:text-properties officeooo:rsid="00010579" officeooo:paragraph-rsid="00010579"/>
    </style:style>
    <style:style style:name="P4" style:family="paragraph" style:parent-style-name="Standard">
      <style:text-properties fo:font-size="24pt" officeooo:rsid="00010579" officeooo:paragraph-rsid="00010579" style:font-size-asian="24pt" style:font-size-complex="24pt"/>
    </style:style>
    <style:style style:name="P5" style:family="paragraph" style:parent-style-name="Standard">
      <style:paragraph-properties fo:text-align="center" style:justify-single-word="false"/>
      <style:text-properties fo:font-size="24pt" officeooo:rsid="00010579" officeooo:paragraph-rsid="00010579" style:font-size-asian="24pt" style:font-size-complex="24pt"/>
    </style:style>
    <style:style style:name="P6" style:family="paragraph" style:parent-style-name="Standard">
      <style:paragraph-properties fo:text-align="center" style:justify-single-word="false"/>
      <style:text-properties fo:font-size="16pt" officeooo:rsid="00010579" officeooo:paragraph-rsid="00010579" style:font-size-asian="16pt" style:font-size-complex="16pt"/>
    </style:style>
    <style:style style:name="P7" style:family="paragraph" style:parent-style-name="Standard">
      <style:paragraph-properties fo:break-before="page"/>
      <style:text-properties officeooo:rsid="00010579" officeooo:paragraph-rsid="00010579"/>
    </style:style>
    <style:style style:name="P8" style:family="paragraph" style:parent-style-name="Header">
      <style:paragraph-properties fo:text-align="end" style:justify-single-word="false"/>
      <style:text-properties style:font-name="Ubuntu" fo:font-size="10pt" officeooo:rsid="00010579" officeooo:paragraph-rsid="00010579" style:font-size-asian="10pt" style:font-size-complex="10pt"/>
    </style:style>
    <style:style style:name="P9" style:family="paragraph" style:parent-style-name="Text_20_body">
      <style:text-properties officeooo:paragraph-rsid="00010579"/>
    </style:style>
    <style:style style:name="P10" style:family="paragraph" style:parent-style-name="Text_20_body">
      <style:paragraph-properties fo:text-align="justify" style:justify-single-word="false"/>
      <style:text-properties officeooo:rsid="0001d002" officeooo:paragraph-rsid="0001d002"/>
    </style:style>
    <style:style style:name="P11" style:family="paragraph" style:parent-style-name="Text_20_body">
      <style:text-properties officeooo:paragraph-rsid="0001d002"/>
    </style:style>
    <style:style style:name="P12" style:family="paragraph" style:parent-style-name="Text_20_body" style:list-style-name="L2">
      <style:text-properties officeooo:rsid="00049f71" officeooo:paragraph-rsid="00049f71"/>
    </style:style>
    <style:style style:name="P13" style:family="paragraph" style:parent-style-name="Text_20_body" style:list-style-name="L3">
      <style:text-properties officeooo:rsid="00049f71" officeooo:paragraph-rsid="00049f71"/>
    </style:style>
    <style:style style:name="P14" style:family="paragraph" style:parent-style-name="Text_20_body" style:list-style-name="L4">
      <style:text-properties officeooo:rsid="00049f71" officeooo:paragraph-rsid="00049f71"/>
    </style:style>
    <style:style style:name="P15" style:family="paragraph" style:parent-style-name="Text_20_body" style:list-style-name="L5">
      <style:text-properties officeooo:rsid="00049f71" officeooo:paragraph-rsid="00049f71"/>
    </style:style>
    <style:style style:name="P16" style:family="paragraph" style:parent-style-name="Text_20_body">
      <style:text-properties officeooo:rsid="00049f71" officeooo:paragraph-rsid="00049f71"/>
    </style:style>
    <style:style style:name="P17" style:family="paragraph" style:parent-style-name="Text_20_body" style:list-style-name="L6">
      <style:text-properties officeooo:rsid="00049f71" officeooo:paragraph-rsid="00076554"/>
    </style:style>
    <style:style style:name="P18" style:family="paragraph" style:parent-style-name="Text_20_body">
      <style:text-properties officeooo:rsid="00057ecc" officeooo:paragraph-rsid="00057ecc"/>
    </style:style>
    <style:style style:name="P19" style:family="paragraph" style:parent-style-name="Text_20_body">
      <style:text-properties officeooo:rsid="00057ecc" officeooo:paragraph-rsid="00076554"/>
    </style:style>
    <style:style style:name="P20" style:family="paragraph" style:parent-style-name="Text_20_body">
      <style:paragraph-properties fo:text-align="justify" style:justify-single-word="false"/>
      <style:text-properties officeooo:rsid="00066451" officeooo:paragraph-rsid="00066451"/>
    </style:style>
    <style:style style:name="P21" style:family="paragraph" style:parent-style-name="Text_20_body" style:list-style-name="L5">
      <style:text-properties officeooo:rsid="00076554" officeooo:paragraph-rsid="00076554"/>
    </style:style>
    <style:style style:name="P22" style:family="paragraph" style:parent-style-name="Text_20_body" style:list-style-name="L8">
      <style:text-properties officeooo:rsid="00076554" officeooo:paragraph-rsid="00076554"/>
    </style:style>
    <style:style style:name="P23" style:family="paragraph" style:parent-style-name="Text_20_body" style:list-style-name="L7">
      <style:text-properties officeooo:rsid="00076554" officeooo:paragraph-rsid="00076554"/>
    </style:style>
    <style:style style:name="P24" style:family="paragraph" style:parent-style-name="Text_20_body" style:list-style-name="L8">
      <style:text-properties fo:color="#ff0000" officeooo:rsid="00076554" officeooo:paragraph-rsid="00076554" fo:background-color="#dddddd"/>
    </style:style>
    <style:style style:name="P25"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ext-properties officeooo:rsid="0001d002" officeooo:paragraph-rsid="0001d002"/>
    </style:style>
    <style:style style:name="P26"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ext-properties officeooo:rsid="0001d002" officeooo:paragraph-rsid="0001d002"/>
    </style:style>
    <style:style style:name="P27" style:family="paragraph" style:parent-style-name="Table_20_Contents">
      <style:text-properties officeooo:rsid="00010579" officeooo:paragraph-rsid="00010579"/>
    </style:style>
    <style:style style:name="P28" style:family="paragraph" style:parent-style-name="Table_20_Contents">
      <style:paragraph-properties fo:text-align="center" style:justify-single-word="false"/>
      <style:text-properties officeooo:rsid="00010579" officeooo:paragraph-rsid="00010579"/>
    </style:style>
    <style:style style:name="P29" style:family="paragraph" style:parent-style-name="Table_20_Contents">
      <style:paragraph-properties fo:text-align="center" style:justify-single-word="false"/>
      <style:text-properties fo:font-weight="bold" officeooo:rsid="00010579" officeooo:paragraph-rsid="00010579" style:font-weight-asian="bold" style:font-weight-complex="bold"/>
    </style:style>
    <style:style style:name="P30" style:family="paragraph" style:parent-style-name="Heading_20_1">
      <style:text-properties officeooo:rsid="00010579" officeooo:paragraph-rsid="00010579"/>
    </style:style>
    <style:style style:name="P31" style:family="paragraph" style:parent-style-name="Heading_20_1">
      <style:paragraph-properties fo:break-before="page"/>
      <style:text-properties officeooo:rsid="0001d002" officeooo:paragraph-rsid="0001d002"/>
    </style:style>
    <style:style style:name="P32" style:family="paragraph" style:parent-style-name="Heading_20_3">
      <style:text-properties officeooo:paragraph-rsid="00076554"/>
    </style:style>
    <style:style style:name="P33" style:family="paragraph" style:parent-style-name="Heading_20_2">
      <style:text-properties officeooo:rsid="0001d002" officeooo:paragraph-rsid="0001d002"/>
    </style:style>
    <style:style style:name="P34" style:family="paragraph" style:parent-style-name="Heading_20_2">
      <style:text-properties officeooo:paragraph-rsid="0001d002"/>
    </style:style>
    <style:style style:name="P35" style:family="paragraph" style:parent-style-name="Heading_20_2">
      <style:text-properties officeooo:rsid="00076554" officeooo:paragraph-rsid="00076554"/>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Footer">
      <style:text-properties style:font-name="Ubuntu" fo:font-size="10pt" officeooo:rsid="0003c1c2" officeooo:paragraph-rsid="0003c1c2" style:font-size-asian="10pt" style:font-size-complex="10pt"/>
    </style:style>
    <style:style style:name="P38" style:family="paragraph" style:parent-style-name="Contents_20_2">
      <style:paragraph-properties>
        <style:tab-stops>
          <style:tab-stop style:position="6.7283in" style:type="right" style:leader-style="dotted" style:leader-text="."/>
        </style:tab-stops>
      </style:paragraph-properties>
    </style:style>
    <style:style style:name="P3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1d002"/>
    </style:style>
    <style:style style:name="T2" style:family="text">
      <style:text-properties officeooo:rsid="00076554"/>
    </style:style>
    <style:style style:name="T3" style:family="text">
      <style:text-properties fo:color="#ff0000" fo:background-color="#dddddd" loext:char-shading-value="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10220408545919522" text:style-name="L1">
        <text:list-header>
          <text:p text:style-name="P1"/>
        </text:list-header>
      </text:list>
      <text:p text:style-name="P4"/>
      <text:p text:style-name="P5">GFT English Project</text:p>
      <text:p text:style-name="P5"/>
      <text:p text:style-name="P5">“Languages Class Administrator”</text:p>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Version 1.0</text:p>
      <text:p text:style-name="P6"/>
      <text:p text:style-name="P6">October 2016</text:p>
      <text:p text:style-name="P2"><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text:a xlink:type="simple" xlink:href="#__RefHeading___Toc238_569688691" text:style-name="Index_20_Link" text:visited-style-name="Index_20_Link">Changes control<text:tab/>3</text:a></text:p>
          <text:p text:style-name="P36"><text:a xlink:type="simple" xlink:href="#__RefHeading___Toc240_569688691" text:style-name="Index_20_Link" text:visited-style-name="Index_20_Link">Introduction<text:tab/>4</text:a></text:p>
          <text:p text:style-name="P36"><text:a xlink:type="simple" xlink:href="#__RefHeading___Toc242_569688691" text:style-name="Index_20_Link" text:visited-style-name="Index_20_Link">Application Details<text:tab/>5</text:a></text:p>
          <text:p text:style-name="P38"><text:a xlink:type="simple" xlink:href="#__RefHeading___Toc244_569688691" text:style-name="Index_20_Link" text:visited-style-name="Index_20_Link">Description<text:tab/>5</text:a></text:p>
          <text:p text:style-name="P38"><text:a xlink:type="simple" xlink:href="#__RefHeading___Toc246_569688691" text:style-name="Index_20_Link" text:visited-style-name="Index_20_Link">Modules<text:tab/>5</text:a></text:p>
          <text:p text:style-name="P39"><text:a xlink:type="simple" xlink:href="#__RefHeading___Toc248_569688691" text:style-name="Index_20_Link" text:visited-style-name="Index_20_Link">Language<text:tab/>5</text:a></text:p>
          <text:p text:style-name="P39"><text:a xlink:type="simple" xlink:href="#__RefHeading___Toc250_569688691" text:style-name="Index_20_Link" text:visited-style-name="Index_20_Link">Teachers<text:tab/>5</text:a></text:p>
          <text:p text:style-name="P39"><text:a xlink:type="simple" xlink:href="#__RefHeading___Toc252_569688691" text:style-name="Index_20_Link" text:visited-style-name="Index_20_Link">Companies<text:tab/>5</text:a></text:p>
          <text:p text:style-name="P39"><text:a xlink:type="simple" xlink:href="#__RefHeading___Toc254_569688691" text:style-name="Index_20_Link" text:visited-style-name="Index_20_Link">Groups<text:tab/>5</text:a></text:p>
          <text:p text:style-name="P39"><text:a xlink:type="simple" xlink:href="#__RefHeading___Toc256_569688691" text:style-name="Index_20_Link" text:visited-style-name="Index_20_Link">Students<text:tab/>5</text:a></text:p>
          <text:p text:style-name="P39"><text:a xlink:type="simple" xlink:href="#__RefHeading___Toc258_569688691" text:style-name="Index_20_Link" text:visited-style-name="Index_20_Link">Tests<text:tab/>6</text:a></text:p>
          <text:p text:style-name="P38"><text:a xlink:type="simple" xlink:href="#__RefHeading___Toc260_569688691" text:style-name="Index_20_Link" text:visited-style-name="Index_20_Link">Validations or specifications<text:tab/>6</text:a></text:p>
          <text:p text:style-name="P39"><text:a xlink:type="simple" xlink:href="#__RefHeading___Toc262_569688691" text:style-name="Index_20_Link" text:visited-style-name="Index_20_Link">Teachers<text:tab/>6</text:a></text:p>
          <text:p text:style-name="P39"><text:a xlink:type="simple" xlink:href="#__RefHeading___Toc264_569688691" text:style-name="Index_20_Link" text:visited-style-name="Index_20_Link">Companies<text:tab/>6</text:a></text:p>
          <text:p text:style-name="P39"><text:a xlink:type="simple" xlink:href="#__RefHeading___Toc266_569688691" text:style-name="Index_20_Link" text:visited-style-name="Index_20_Link">Groups<text:tab/>6</text:a></text:p>
          <text:p text:style-name="P39"><text:a xlink:type="simple" xlink:href="#__RefHeading___Toc268_569688691" text:style-name="Index_20_Link" text:visited-style-name="Index_20_Link">Students<text:tab/>6</text:a></text:p>
          <text:p text:style-name="P39"><text:a xlink:type="simple" xlink:href="#__RefHeading___Toc270_569688691" text:style-name="Index_20_Link" text:visited-style-name="Index_20_Link">Tests<text:tab/>6</text:a></text:p>
        </text:index-body>
      </text:table-of-content>
      <text:p text:style-name="P3"/>
      <text:p text:style-name="P7"/>
      <text:h text:style-name="P30" text:outline-level="1"><text:bookmark-start text:name="__RefHeading___Toc238_569688691"/>Changes control<text:bookmark-end text:name="__RefHeading___Toc238_569688691"/></text:h>
      <text:p text:style-name="P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Date</text:p>
          </table:table-cell>
          <table:table-cell table:style-name="Table1.A1" office:value-type="string">
            <text:p text:style-name="P29">Author</text:p>
          </table:table-cell>
          <table:table-cell table:style-name="Table1.A1" office:value-type="string">
            <text:p text:style-name="P29">Version</text:p>
          </table:table-cell>
          <table:table-cell table:style-name="Table1.D1" office:value-type="string">
            <text:p text:style-name="P29">Change History</text:p>
          </table:table-cell>
        </table:table-row>
        <table:table-row>
          <table:table-cell table:style-name="Table1.A2" office:value-type="string">
            <text:p text:style-name="P27">30/09/2016</text:p>
          </table:table-cell>
          <table:table-cell table:style-name="Table1.A2" office:value-type="string">
            <text:p text:style-name="P27">Alvaro Cascante</text:p>
          </table:table-cell>
          <table:table-cell table:style-name="Table1.A2" office:value-type="string">
            <text:p text:style-name="P28">1.0</text:p>
          </table:table-cell>
          <table:table-cell table:style-name="Table1.D2" office:value-type="string">
            <text:p text:style-name="P27">Initiali created as “Design Spec”</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9"/>
      <text:p text:style-name="P3"/>
      <text:h text:style-name="P31" text:outline-level="1"><text:bookmark-start text:name="__RefHeading___Toc240_569688691"/>Introduction<text:bookmark-end text:name="__RefHeading___Toc240_569688691"/></text:h>
      <text:p text:style-name="P11"/>
      <text:p text:style-name="P25">This document outlines the design to implement the “Languages Class Administrator” application that would help the administration of the different languages class that impart the Institute.</text:p>
      <text:p text:style-name="P26"/>
      <text:p text:style-name="P26">The main objective of this project its improve the English skill with a realistic work situation and at the same time create a tool that helps the Institute to administrate his and her students, teachers and test that are required.</text:p>
      <text:p text:style-name="P10"/>
      <text:h text:style-name="P31" text:outline-level="1"><text:bookmark-start text:name="__RefHeading___Toc242_569688691"/>Application Details<text:bookmark-end text:name="__RefHeading___Toc242_569688691"/></text:h>
      <text:h text:style-name="P33" text:outline-level="2"><text:bookmark-start text:name="__RefHeading___Toc244_569688691"/>Description<text:bookmark-end text:name="__RefHeading___Toc244_569688691"/></text:h>
      <text:p text:style-name="P20">The main objective of the application is to offer and tool the allow to the teachers create tests, like ubication, control or level test, and assign that test to the students. <text:s/>Also the application will allow to the students take the test on line.</text:p>
      <text:p text:style-name="P20">The application will give to the teachers a huge vantage in order to administrate the test’s result and a few queries and reports about the statics of his/her students.</text:p>
      <text:h text:style-name="P34" text:outline-level="2"/>
      <text:h text:style-name="P34" text:outline-level="2"><text:bookmark-start text:name="__RefHeading___Toc246_569688691"/><text:span text:style-name="T1">Modules</text:span><text:bookmark-end text:name="__RefHeading___Toc246_569688691"/></text:h>
      <text:p text:style-name="P18">The list of modules of the application will be:</text:p>
      <text:h text:style-name="Heading_20_3" text:outline-level="3"><text:bookmark-start text:name="__RefHeading___Toc248_569688691"/>Language<text:bookmark-end text:name="__RefHeading___Toc248_569688691"/></text:h>
      <text:list xml:id="list468394746190238651" text:style-name="L2">
        <text:list-item>
          <text:p text:style-name="P12">Add, modify and delete languages</text:p>
        </text:list-item>
      </text:list>
      <text:h text:style-name="Heading_20_3" text:outline-level="3"><text:bookmark-start text:name="__RefHeading___Toc250_569688691"/>Teachers<text:bookmark-end text:name="__RefHeading___Toc250_569688691"/></text:h>
      <text:list xml:id="list4406887755073479336" text:style-name="L3">
        <text:list-item>
          <text:p text:style-name="P13">Add, modify and delete teachers</text:p>
        </text:list-item>
      </text:list>
      <text:h text:style-name="Heading_20_3" text:outline-level="3"><text:bookmark-start text:name="__RefHeading___Toc252_569688691"/>Companies<text:bookmark-end text:name="__RefHeading___Toc252_569688691"/></text:h>
      <text:list xml:id="list2222298888746059501" text:style-name="L4">
        <text:list-item>
          <text:p text:style-name="P14">Add, modify and delete companies</text:p>
        </text:list-item>
      </text:list>
      <text:h text:style-name="Heading_20_3" text:outline-level="3"><text:bookmark-start text:name="__RefHeading___Toc254_569688691"/>Groups<text:bookmark-end text:name="__RefHeading___Toc254_569688691"/></text:h>
      <text:list xml:id="list1939287373756168904" text:style-name="L5">
        <text:list-item>
          <text:p text:style-name="P15">Add, modify and delete groups</text:p>
        </text:list-item>
        <text:list-item>
          <text:p text:style-name="P15">Assign or change group’s teacher</text:p>
        </text:list-item>
      </text:list>
      <text:h text:style-name="Heading_20_3" text:outline-level="3"><text:bookmark-start text:name="__RefHeading___Toc256_569688691"/>Students<text:bookmark-end text:name="__RefHeading___Toc256_569688691"/></text:h>
      <text:list xml:id="list175647778643701" text:continue-numbering="true" text:style-name="L5">
        <text:list-item>
          <text:p text:style-name="P15">Add, modify and delete students</text:p>
        </text:list-item>
        <text:list-item>
          <text:p text:style-name="P15">Assign or change student’s group</text:p>
        </text:list-item>
        <text:list-item>
          <text:p text:style-name="P15">Assign or change student’s teacher</text:p>
        </text:list-item>
        <text:list-item>
          <text:p text:style-name="P21">List of assigned and taken tests</text:p>
        </text:list-item>
      </text:list>
      <text:h text:style-name="Heading_20_3" text:outline-level="3"><text:bookmark-start text:name="__RefHeading___Toc258_569688691"/><text:soft-page-break/>Tests<text:bookmark-end text:name="__RefHeading___Toc258_569688691"/></text:h>
      <text:list xml:id="list175648811883217" text:continue-numbering="true" text:style-name="L5">
        <text:list-item>
          <text:p text:style-name="P15">Add, modify and delete tests</text:p>
        </text:list-item>
        <text:list-item>
          <text:p text:style-name="P15">Assign a test to a student</text:p>
        </text:list-item>
        <text:list-item>
          <text:p text:style-name="P15">Assign a test to a group</text:p>
        </text:list-item>
      </text:list>
      <text:p text:style-name="P16"/>
      <text:h text:style-name="P35" text:outline-level="2"><text:bookmark-start text:name="__RefHeading___Toc260_569688691"/>Validations or specifications<text:bookmark-end text:name="__RefHeading___Toc260_569688691"/></text:h>
      <text:p text:style-name="P19">Th<text:span text:style-name="T2">ese are the specifications or validations that the application must fulfill</text:span>:</text:p>
      <text:h text:style-name="P32" text:outline-level="3"><text:bookmark-start text:name="__RefHeading___Toc262_569688691"/>Teachers<text:bookmark-end text:name="__RefHeading___Toc262_569688691"/></text:h>
      <text:list xml:id="list295549168725447258" text:style-name="L6">
        <text:list-item>
          <text:p text:style-name="P17"><text:span text:style-name="T2">A teacher just could impart one language, because all teachers just impart his/her native language</text:span></text:p>
        </text:list-item>
      </text:list>
      <text:h text:style-name="P32" text:outline-level="3"><text:bookmark-start text:name="__RefHeading___Toc264_569688691"/>Companies<text:bookmark-end text:name="__RefHeading___Toc264_569688691"/></text:h>
      <text:list xml:id="list6228186596370292108" text:style-name="L7">
        <text:list-item>
          <text:p text:style-name="P23">Companies could have several groups</text:p>
        </text:list-item>
      </text:list>
      <text:h text:style-name="P32" text:outline-level="3"><text:bookmark-start text:name="__RefHeading___Toc266_569688691"/>Groups<text:bookmark-end text:name="__RefHeading___Toc266_569688691"/></text:h>
      <text:list xml:id="list3418280464618608882" text:style-name="L8">
        <text:list-item>
          <text:p text:style-name="P22">A group belong to a specific company</text:p>
        </text:list-item>
        <text:list-item>
          <text:p text:style-name="P22">A group just could have one language</text:p>
        </text:list-item>
      </text:list>
      <text:h text:style-name="P32" text:outline-level="3"><text:bookmark-start text:name="__RefHeading___Toc268_569688691"/>Students<text:bookmark-end text:name="__RefHeading___Toc268_569688691"/></text:h>
      <text:list xml:id="list175649584937068" text:continue-numbering="true" text:style-name="L8">
        <text:list-item>
          <text:p text:style-name="P22">A student could belong to a group or be an individual private student</text:p>
        </text:list-item>
        <text:list-item>
          <text:p text:style-name="P22"><text:span text:style-name="T3">Can a student belong to a two or more groups?</text:span></text:p>
        </text:list-item>
      </text:list>
      <text:h text:style-name="P32" text:outline-level="3"><text:bookmark-start text:name="__RefHeading___Toc270_569688691"/>Tests<text:bookmark-end text:name="__RefHeading___Toc270_569688691"/></text:h>
      <text:list xml:id="list175648510575659" text:continue-numbering="true" text:style-name="L8">
        <text:list-item>
          <text:p text:style-name="P24">An assigned test could just be taken one time for each stud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KacstPoster" svg:font-family="KacstPoster"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Ubuntu" fo:font-size="10pt" officeooo:rsid="00010579" officeooo:paragraph-rsid="00010579" style:font-size-asian="10pt" style:font-size-complex="10pt"/>
    </style:style>
    <style:style style:name="MP2" style:family="paragraph" style:parent-style-name="Footer">
      <style:text-properties style:font-name="Ubuntu" fo:font-size="10pt" officeooo:rsid="0003c1c2" officeooo:paragraph-rsid="0003c1c2"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header>
        <text:p text:style-name="MP1">GFT English Project</text:p>
      </style:header>
      <style:footer>
        <text:p text:style-name="MP2">Design Document<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8T17:11:39.504905150</meta:creation-date>
    <dc:date>2016-09-28T17:56:47.406477431</dc:date>
    <meta:editing-duration>PT45M5S</meta:editing-duration>
    <meta:editing-cycles>8</meta:editing-cycles>
    <meta:generator>LibreOffice/5.1.4.2$Linux_X86_64 LibreOffice_project/10m0$Build-2</meta:generator>
    <meta:document-statistic meta:table-count="1" meta:image-count="0" meta:object-count="0" meta:page-count="6" meta:paragraph-count="75" meta:word-count="403" meta:character-count="2324" meta:non-whitespace-character-count="2013"/>
  </office:meta>
</office:document-meta>
</file>